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d3e8" officeooo:paragraph-rsid="0018d3e8" style:font-size-asian="16pt" style:font-size-complex="16pt"/>
    </style:style>
    <style:style style:name="P2" style:family="paragraph" style:parent-style-name="Standard" style:list-style-name="L1">
      <style:text-properties fo:font-size="16pt" officeooo:rsid="0018d3e8" officeooo:paragraph-rsid="0018d3e8" style:font-size-asian="16pt" style:font-size-complex="16pt"/>
    </style:style>
    <style:style style:name="P3" style:family="paragraph" style:parent-style-name="Standard" style:list-style-name="L2">
      <style:text-properties fo:font-size="16pt" officeooo:rsid="0018d3e8" officeooo:paragraph-rsid="0018d3e8" style:font-size-asian="16pt" style:font-size-complex="16pt"/>
    </style:style>
    <style:style style:name="P4" style:family="paragraph" style:parent-style-name="Standard">
      <style:text-properties fo:font-size="16pt" fo:font-weight="bold" officeooo:rsid="0018d3e8" officeooo:paragraph-rsid="0018d3e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24pt" officeooo:rsid="0018d3e8" officeooo:paragraph-rsid="0018d3e8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ifislax</text:p>
      <text:p text:style-name="P1"/>
      <text:p text:style-name="P4">¿Que es wifislax?</text:p>
      <text:p text:style-name="P4"/>
      <text:p text:style-name="P1">Es un sistema operativo Linux Live, que contiene herramientas para auditar redes wifi.</text:p>
      <text:p text:style-name="P1">Se puede instalar en la mayoría de dispositivos externos.</text:p>
      <text:p text:style-name="P1"/>
      <text:p text:style-name="P1"/>
      <text:p text:style-name="P4">¿Que ventajas nos ofrece?</text:p>
      <text:p text:style-name="P4"/>
      <text:p text:style-name="P1">Nos permite comprobar la seguridad de una red antes posibles vulnerabilidades mediante el uso de sus herramientas.</text:p>
      <text:p text:style-name="P1"/>
      <text:p text:style-name="P4">Principales herramientas:</text:p>
      <text:p text:style-name="P1"/>
      <text:list xml:id="list4020133296392366264" text:style-name="L1">
        <text:list-header>
          <text:p text:style-name="P2">Wifite:</text:p>
        </text:list-header>
        <text:list-item>
          <text:p text:style-name="P2">Facil de usar.</text:p>
        </text:list-item>
        <text:list-item>
          <text:p text:style-name="P2">Obtiene contraseñas.</text:p>
        </text:list-item>
        <text:list-item>
          <text:p text:style-name="P2">Encriptación wep.</text:p>
        </text:list-item>
        <text:list-item>
          <text:p text:style-name="P2">No necesita diccionaros.</text:p>
        </text:list-item>
      </text:list>
      <text:p text:style-name="P1"><text:tab/></text:p>
      <text:p text:style-name="P1"/>
      <text:p text:style-name="P1"><text:tab/>Linset</text:p>
      <text:list xml:id="list6564659163691831045" text:style-name="L2">
        <text:list-item>
          <text:p text:style-name="P3">Más complicado.</text:p>
        </text:list-item>
        <text:list-item>
          <text:p text:style-name="P3">Obtiene contraseñas.</text:p>
        </text:list-item>
        <text:list-item>
          <text:p text:style-name="P3">Encriptación wep y wpa/wpa2.</text:p>
        </text:list-item>
        <text:list-item>
          <text:p text:style-name="P3">Obtiene el handshake (contraseña encriptada)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9:46:32.709000000</meta:creation-date>
    <dc:date>2016-12-19T19:55:03.773000000</dc:date>
    <meta:editing-duration>PT8M35S</meta:editing-duration>
    <meta:editing-cycles>1</meta:editing-cycles>
    <meta:document-statistic meta:table-count="0" meta:image-count="0" meta:object-count="0" meta:page-count="1" meta:paragraph-count="18" meta:word-count="83" meta:character-count="539" meta:non-whitespace-character-count="480"/>
    <meta:generator>LibreOffice/5.2.3.3$Windows_x86 LibreOffice_project/d54a8868f08a7b39642414cf2c8ef2f228f780cf</meta:generator>
  </office:meta>
</office:document-meta>
</file>